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209cc" officeooo:paragraph-rsid="000209cc"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officeooo:rsid="000209cc" officeooo:paragraph-rsid="000209cc" style:font-size-asian="14pt" style:font-size-complex="14pt"/>
    </style:style>
    <style:style style:name="P3" style:family="paragraph" style:parent-style-name="Standard">
      <style:paragraph-properties fo:text-align="start" style:justify-single-word="false"/>
      <style:text-properties fo:font-size="14pt" officeooo:rsid="000209cc" officeooo:paragraph-rsid="000209cc" style:font-size-asian="14pt" style:font-size-complex="14pt"/>
    </style:style>
    <style:style style:name="P4" style:family="paragraph" style:parent-style-name="Standard">
      <style:paragraph-properties fo:text-align="start" style:justify-single-word="false"/>
      <style:text-properties fo:font-size="14pt" officeooo:rsid="0004e307" officeooo:paragraph-rsid="0004e307" style:font-size-asian="14pt" style:font-size-complex="14pt"/>
    </style:style>
    <style:style style:name="P5" style:family="paragraph" style:parent-style-name="Standard">
      <style:paragraph-properties fo:text-align="center" style:justify-single-word="false"/>
      <style:text-properties fo:color="#c9211e" loext:opacity="100%" fo:font-size="20pt" fo:font-weight="bold" officeooo:rsid="000209cc" officeooo:paragraph-rsid="000209cc" style:font-size-asian="20pt" style:font-weight-asian="bold" style:font-size-complex="20pt" style:font-weight-complex="bold"/>
    </style:style>
    <style:style style:name="T1" style:family="text">
      <style:text-properties officeooo:rsid="00036e96"/>
    </style:style>
    <style:style style:name="T2" style:family="text">
      <style:text-properties officeooo:rsid="0004e3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OLAVORO ANNO SCOLASTICO 2023/2024</text:p>
      <text:p text:style-name="P5">TSU</text:p>
      <text:p text:style-name="P2">di</text:p>
      <text:p text:style-name="P2">Davide Concaro</text:p>
      <text:p text:style-name="P3">Introduzione:</text:p>
      <text:p text:style-name="P3">Sono uno studente di informatica al 4° anno del Istituto Tecnico Enrico Fermi di Mantova. Quest’anno nel programma di sistemi abbiamo studiato il sistema Iso/Osi e tutti i protocolli che lo compongono. Tra tutti quelli che mi hanno incuriosito di più sono stati il TCP e l’IP. Perciò come capolovoro ho implementato una build molto ridotta di quello che è il TCP. Cercando di riproporre le sue funzionalità principali in modo da creare una vera e propria comunicazione in tempo reale.</text:p>
      <text:p text:style-name="P3"/>
      <text:p text:style-name="P3">Linguaggio di programmazione:</text:p>
      <text:p text:style-name="P3">Come linguaggio di programmazione ho deciso di utilizzare Rust. Questo è un linguaggio recente, creato intorno al 2010 dagli sviluppatori di Mozilla. La scelta l’ho fatta in quanto sia prima di tutto un linguaggio che mi interesse, inoltre l’ho fatto perché non viene spiegato a scuola e ciò mi ha permesso di acquisire nuove competenze. Altre motivazioni di carattere tecnico invece sono:</text:p>
      <text:p text:style-name="P3">- Rust è un linguaggio ad alto livello, semplice e veloce. Mi permette infatti di fare con poche righe di codice blocchi molto complessi che in altri linguaggi richiederebbero un sacco di tempo.</text:p>
      <text:p text:style-name="P3">- Fortemente tipicizzato e controllato, il suo obiettivo principale infatti è proprio quello di essere molto sicuro, evitando in qualsiasi modo possibile di scrivere in aree di memoria pericolose.</text:p>
      <text:p text:style-name="P3">- È un precompilato, perciò offre altissime prestazioni ed è molto efficiente.</text:p>
      <text:p text:style-name="P3">- Infine è c/c++ style, perciò ha una logica molto simili a linguaggi di programmazione già visti in classe.</text:p>
      <text:p text:style-name="P3"/>
      <text:p text:style-name="P3">Struttura progetto:</text:p>
      <text:p text:style-name="P3">Il progetto in se è molto semplice però spiegherò un attimo tutto ciò che fa. <text:span text:style-name="T1">L’idea era implementare un protocollo di livello 4 che gestisse la comunicazione tra due ES. Perciò il primo problema era avere un’architettura di livello 4, per ovviare al problema senza creare un nostro kernel (sistema operativo) abbiamo deciso di utilizzare l’UDP. Abbiamo adottato questa scelta perché ci permette di mandare messaggi tra 2 ES, ci fa risparmiare molto tempo a livello di programmazione e infine è utile al nostro scopo. Difatto il nostro obbiettivo è quello di creare una comunicazione sicura senza la perdità di dati. Perciò l’UDP essendo un protollo di connessione di fatto funge solo da mezzo di comunicazione e ci permettem di implementarci sopra tutti quelli che sono i controlli. </text:span><text:span text:style-name="T2">Come controlli abbiamo: il three-way-and-shake per instaurare la comunicazione, una frammentazione dei pacchetti, l’ack alla ricezione, un buffer di rinvio nel caso in cui i pacchetti non vengano ricevuti ed un checksum per riconoscere eventuali errori. </text:span></text:p>
      <text:p text:style-name="P3"/>
      <text:p text:style-name="P4">Conclusioni:</text:p>
      <text:p text:style-name="P4"><text:soft-page-break/>Questo progetto mi è piaciuto, mi è stato utile a migliorare e mettermi alla prova. Oltretutto ho imparato un nuovo linguaggio il che potrebbe essere utile nel mondo del <text:s/>lavoro. Infine grazie a questa mini implementazione di livello 4 ho capito quanto sono complicati i veri protocolli che gestiscono il mondo di internet. Perché un conto è quando te li spiega il professore a lezione, però implementarli è veramente lungo e diffic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15:32:17.126849661</meta:creation-date>
    <dc:date>2024-05-30T16:04:02.544991183</dc:date>
    <meta:editing-duration>PT5M9S</meta:editing-duration>
    <meta:editing-cycles>1</meta:editing-cycles>
    <meta:document-statistic meta:table-count="0" meta:image-count="0" meta:object-count="0" meta:page-count="2" meta:paragraph-count="16" meta:word-count="487" meta:character-count="3051" meta:non-whitespace-character-count="2578"/>
    <meta:generator>LibreOffice/7.3.7.2$Linux_X86_64 LibreOffice_project/30$Build-2</meta:generator>
  </office:meta>
</office:document-meta>
</file>